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26864">
            <text:p>26864</text:p>
          </table:table-cell>
          <table:table-cell office:value-type="float" office:value="26982">
            <text:p>26982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42986">
            <text:p>42986</text:p>
          </table:table-cell>
          <table:table-cell office:value-type="float" office:value="41032">
            <text:p>41032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157627">
            <text:p>157627</text:p>
          </table:table-cell>
          <table:table-cell office:value-type="float" office:value="161064">
            <text:p>161064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4])" office:value-type="float" office:value="227477">
            <text:p>227477</text:p>
          </table:table-cell>
          <table:table-cell table:formula="of:=SUM([.C2:.C4])" office:value-type="float" office:value="229078">
            <text:p>229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00／00／00</text:date>, <text:time style:data-style-name="N2" text:time-value="0000-00-00T18:47: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huc </meta:initial-creator>
    <meta:creation-date>2013-02-19T20:07:14</meta:creation-date>
    <dc:date>2013-03-03T19:54:40</dc:date>
    <dc:creator>xiehuc </dc:creator>
    <meta:editing-duration>PT1H18M43S</meta:editing-duration>
    <meta:editing-cycles>8</meta:editing-cycles>
    <meta:generator>LibreOffice/3.6$Linux_X86_64 LibreOffice_project/360m1$Build-2</meta:generator>
    <meta:document-statistic meta:table-count="1" meta:cell-count="15" meta:object-count="0"/>
  </office:meta>
</office:document-meta>
</file>